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4cbb1" officeooo:paragraph-rsid="0004cbb1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7ee4d" officeooo:paragraph-rsid="0007ee4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4cbb1" officeooo:paragraph-rsid="0004cbb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b637a" officeooo:paragraph-rsid="000b637a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language="pt" fo:country="PT" fo:font-weight="normal" officeooo:rsid="0004cbb1" officeooo:paragraph-rsid="0004cbb1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language="pt" fo:country="PT" fo:font-weight="normal" officeooo:rsid="0004cbb1" officeooo:paragraph-rsid="000b637a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language="pt" fo:country="PT" fo:font-weight="normal" officeooo:rsid="000b637a" officeooo:paragraph-rsid="000b637a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39d0d0"/>
    </style:style>
    <style:style style:name="P9" style:family="paragraph" style:parent-style-name="Standard">
      <style:paragraph-properties fo:text-align="start" style:justify-single-word="false"/>
      <style:text-properties fo:language="pt" fo:country="PT" officeooo:paragraph-rsid="000ed3e1"/>
    </style:style>
    <style:style style:name="P10" style:family="paragraph" style:parent-style-name="Standard">
      <style:paragraph-properties fo:text-align="start" style:justify-single-word="false"/>
      <style:text-properties fo:language="pt" fo:country="PT" officeooo:rsid="00144497" officeooo:paragraph-rsid="00144497"/>
    </style:style>
    <style:style style:name="P11" style:family="paragraph" style:parent-style-name="Standard">
      <style:paragraph-properties fo:text-align="start" style:justify-single-word="false"/>
      <style:text-properties fo:language="pt" fo:country="PT" officeooo:rsid="00144497" officeooo:paragraph-rsid="00174976"/>
    </style:style>
    <style:style style:name="P12" style:family="paragraph" style:parent-style-name="Standard">
      <style:paragraph-properties fo:text-align="start" style:justify-single-word="false"/>
      <style:text-properties fo:language="pt" fo:country="PT" officeooo:rsid="00144497" officeooo:paragraph-rsid="0017c1df"/>
    </style:style>
    <style:style style:name="P13" style:family="paragraph" style:parent-style-name="Standard">
      <style:paragraph-properties fo:text-align="start" style:justify-single-word="false"/>
      <style:text-properties fo:language="pt" fo:country="PT" officeooo:rsid="00144497" officeooo:paragraph-rsid="0022c843"/>
    </style:style>
    <style:style style:name="P14" style:family="paragraph" style:parent-style-name="Standard">
      <style:paragraph-properties fo:text-align="start" style:justify-single-word="false"/>
      <style:text-properties fo:language="pt" fo:country="PT" officeooo:rsid="0019fe16" officeooo:paragraph-rsid="0019fe16"/>
    </style:style>
    <style:style style:name="P15" style:family="paragraph" style:parent-style-name="Standard">
      <style:paragraph-properties fo:text-align="start" style:justify-single-word="false"/>
      <style:text-properties fo:language="pt" fo:country="PT" officeooo:rsid="0019fe16" officeooo:paragraph-rsid="00352237"/>
    </style:style>
    <style:style style:name="P16" style:family="paragraph" style:parent-style-name="Standard">
      <style:paragraph-properties fo:text-align="start" style:justify-single-word="false"/>
      <style:text-properties fo:language="pt" fo:country="PT" officeooo:rsid="0019fe16" officeooo:paragraph-rsid="00397d0c"/>
    </style:style>
    <style:style style:name="P17" style:family="paragraph" style:parent-style-name="Standard">
      <style:paragraph-properties fo:text-align="start" style:justify-single-word="false"/>
      <style:text-properties fo:language="pt" fo:country="PT" officeooo:rsid="0019fe16" officeooo:paragraph-rsid="0039d0d0"/>
    </style:style>
    <style:style style:name="P18" style:family="paragraph" style:parent-style-name="Standard">
      <style:paragraph-properties fo:text-align="start" style:justify-single-word="false"/>
      <style:text-properties officeooo:rsid="003b4070" officeooo:paragraph-rsid="003b4070"/>
    </style:style>
    <style:style style:name="P19" style:family="paragraph" style:parent-style-name="Standard">
      <style:paragraph-properties fo:text-align="start" style:justify-single-word="false"/>
      <style:text-properties fo:font-size="14pt" fo:language="en" fo:country="US" fo:font-weight="normal" officeooo:rsid="00144497" officeooo:paragraph-rsid="00144497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language="en" fo:country="US" fo:font-weight="normal" officeooo:rsid="00119c4a" officeooo:paragraph-rsid="0039d0d0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language="en" fo:country="US" fo:font-weight="normal" officeooo:rsid="003b4070" officeooo:paragraph-rsid="003b4070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language="pt" fo:country="PT" fo:font-weight="normal" officeooo:rsid="0019fe16" officeooo:paragraph-rsid="0019fe16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language="pt" fo:country="PT" fo:font-weight="normal" officeooo:rsid="0004cbb1" officeooo:paragraph-rsid="0039d0d0" style:font-size-asian="12.25pt" style:font-weight-asian="normal" style:font-size-complex="14pt" style:font-weight-complex="normal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officeooo:rsid="000b637a" style:font-size-asian="8.75pt" style:font-size-complex="10pt"/>
    </style:style>
    <style:style style:name="T3" style:family="text">
      <style:text-properties fo:font-size="10pt" officeooo:rsid="000e1ed5" style:font-size-asian="8.75pt" style:font-size-complex="10pt"/>
    </style:style>
    <style:style style:name="T4" style:family="text">
      <style:text-properties fo:font-size="10pt" fo:language="en" fo:country="US" fo:font-weight="normal" officeooo:rsid="000ed3e1" style:font-size-asian="8.75pt" style:font-weight-asian="normal" style:font-size-complex="10pt" style:font-weight-complex="normal"/>
    </style:style>
    <style:style style:name="T5" style:family="text">
      <style:text-properties fo:font-size="10pt" fo:language="en" fo:country="US" fo:font-weight="normal" officeooo:rsid="0022c843" style:font-size-asian="8.75pt" style:font-weight-asian="normal" style:font-size-complex="10pt" style:font-weight-complex="normal"/>
    </style:style>
    <style:style style:name="T6" style:family="text">
      <style:text-properties fo:font-size="10pt" fo:language="en" fo:country="US" fo:font-weight="normal" officeooo:rsid="00352237" style:font-size-asian="8.75pt" style:font-weight-asian="normal" style:font-size-complex="10pt" style:font-weight-complex="normal"/>
    </style:style>
    <style:style style:name="T7" style:family="text">
      <style:text-properties fo:font-size="10pt" fo:font-weight="normal" officeooo:rsid="0004cbb1" style:font-size-asian="8.75pt" style:font-weight-asian="normal" style:font-size-complex="10pt" style:font-weight-complex="normal"/>
    </style:style>
    <style:style style:name="T8" style:family="text">
      <style:text-properties fo:font-size="10pt" fo:font-weight="normal" officeooo:rsid="000b637a" style:font-size-asian="8.75pt" style:font-weight-asian="normal" style:font-size-complex="10pt" style:font-weight-complex="normal"/>
    </style:style>
    <style:style style:name="T9" style:family="text">
      <style:text-properties fo:font-size="10pt" fo:font-weight="normal" officeooo:rsid="00174976" style:font-size-asian="8.75pt" style:font-weight-asian="normal" style:font-size-complex="10pt" style:font-weight-complex="normal"/>
    </style:style>
    <style:style style:name="T10" style:family="text">
      <style:text-properties fo:font-size="10pt" fo:font-weight="normal" officeooo:rsid="0017c1df" style:font-size-asian="8.75pt" style:font-weight-asian="normal" style:font-size-complex="10pt" style:font-weight-complex="normal"/>
    </style:style>
    <style:style style:name="T11" style:family="text">
      <style:text-properties officeooo:rsid="0006982c"/>
    </style:style>
    <style:style style:name="T12" style:family="text">
      <style:text-properties fo:font-size="16pt" officeooo:rsid="0006982c" style:font-size-asian="16pt" style:font-size-complex="16pt"/>
    </style:style>
    <style:style style:name="T13" style:family="text">
      <style:text-properties fo:font-size="16pt" officeooo:rsid="000b637a" style:font-size-asian="16pt" style:font-size-complex="16pt"/>
    </style:style>
    <style:style style:name="T14" style:family="text">
      <style:text-properties fo:font-size="16pt" fo:language="en" fo:country="US" officeooo:rsid="0006982c" style:font-size-asian="16pt" style:font-size-complex="16pt"/>
    </style:style>
    <style:style style:name="T15" style:family="text">
      <style:text-properties fo:font-size="16pt" fo:language="en" fo:country="US" fo:font-weight="normal" officeooo:rsid="0006982c" style:font-size-asian="16pt" style:font-weight-asian="normal" style:font-size-complex="16pt" style:font-weight-complex="normal"/>
    </style:style>
    <style:style style:name="T16" style:family="text">
      <style:text-properties fo:font-size="16pt" fo:language="en" fo:country="US" fo:font-weight="normal" officeooo:rsid="003b4070" style:font-size-asian="16pt" style:font-weight-asian="normal" style:font-size-complex="16pt" style:font-weight-complex="normal"/>
    </style:style>
    <style:style style:name="T17" style:family="text">
      <style:text-properties fo:font-size="16pt" fo:font-weight="normal" officeooo:rsid="0006982c" style:font-size-asian="16pt" style:font-weight-asian="normal" style:font-size-complex="16pt" style:font-weight-complex="normal"/>
    </style:style>
    <style:style style:name="T18" style:family="text">
      <style:text-properties fo:font-size="16pt" fo:font-weight="normal" officeooo:rsid="000b637a" style:font-size-asian="16pt" style:font-weight-asian="normal" style:font-size-complex="16pt" style:font-weight-complex="normal"/>
    </style:style>
    <style:style style:name="T19" style:family="text">
      <style:text-properties officeooo:rsid="000b637a"/>
    </style:style>
    <style:style style:name="T20" style:family="text">
      <style:text-properties fo:font-size="14pt" fo:font-weight="normal" style:font-size-asian="12.25pt" style:font-weight-asian="normal" style:font-size-complex="14pt" style:font-weight-complex="normal"/>
    </style:style>
    <style:style style:name="T21" style:family="text">
      <style:text-properties fo:font-size="14pt" fo:font-weight="normal" officeooo:rsid="0004cbb1" style:font-size-asian="12.25pt" style:font-weight-asian="normal" style:font-size-complex="14pt" style:font-weight-complex="normal"/>
    </style:style>
    <style:style style:name="T22" style:family="text">
      <style:text-properties fo:font-size="14pt" fo:font-weight="normal" officeooo:rsid="000b637a" style:font-size-asian="12.25pt" style:font-weight-asian="normal" style:font-size-complex="14pt" style:font-weight-complex="normal"/>
    </style:style>
    <style:style style:name="T23" style:family="text">
      <style:text-properties fo:font-size="14pt" fo:font-weight="normal" officeooo:rsid="0006982c" style:font-size-asian="12.25pt" style:font-weight-asian="normal" style:font-size-complex="14pt" style:font-weight-complex="normal"/>
    </style:style>
    <style:style style:name="T24" style:family="text">
      <style:text-properties fo:font-size="14pt" fo:font-weight="normal" officeooo:rsid="001337f0" style:font-size-asian="12.25pt" style:font-weight-asian="normal" style:font-size-complex="14pt" style:font-weight-complex="normal"/>
    </style:style>
    <style:style style:name="T25" style:family="text">
      <style:text-properties fo:font-size="14pt" fo:font-weight="normal" officeooo:rsid="0017c1df" style:font-size-asian="12.25pt" style:font-weight-asian="normal" style:font-size-complex="14pt" style:font-weight-complex="normal"/>
    </style:style>
    <style:style style:name="T26" style:family="text">
      <style:text-properties fo:font-size="14pt" fo:font-weight="normal" officeooo:rsid="001de0f3" style:font-size-asian="12.25pt" style:font-weight-asian="normal" style:font-size-complex="14pt" style:font-weight-complex="normal"/>
    </style:style>
    <style:style style:name="T27" style:family="text">
      <style:text-properties fo:font-size="14pt" fo:font-weight="normal" officeooo:rsid="001eebff" style:font-size-asian="12.25pt" style:font-weight-asian="normal" style:font-size-complex="14pt" style:font-weight-complex="normal"/>
    </style:style>
    <style:style style:name="T28" style:family="text">
      <style:text-properties fo:font-size="14pt" fo:font-weight="normal" officeooo:rsid="002ad583" style:font-size-asian="12.25pt" style:font-weight-asian="normal" style:font-size-complex="14pt" style:font-weight-complex="normal"/>
    </style:style>
    <style:style style:name="T29" style:family="text">
      <style:text-properties fo:font-size="14pt" fo:font-weight="normal" officeooo:rsid="00302634" style:font-size-asian="12.25pt" style:font-weight-asian="normal" style:font-size-complex="14pt" style:font-weight-complex="normal"/>
    </style:style>
    <style:style style:name="T30" style:family="text">
      <style:text-properties fo:font-size="14pt" fo:font-weight="normal" officeooo:rsid="00352237" style:font-size-asian="12.25pt" style:font-weight-asian="normal" style:font-size-complex="14pt" style:font-weight-complex="normal"/>
    </style:style>
    <style:style style:name="T31" style:family="text">
      <style:text-properties fo:font-size="14pt" fo:font-weight="normal" officeooo:rsid="00362fa3" style:font-size-asian="12.25pt" style:font-weight-asian="normal" style:font-size-complex="14pt" style:font-weight-complex="normal"/>
    </style:style>
    <style:style style:name="T32" style:family="text">
      <style:text-properties fo:font-size="14pt" fo:language="en" fo:country="US" fo:font-weight="normal" style:font-size-asian="12.25pt" style:font-weight-asian="normal" style:font-size-complex="14pt" style:font-weight-complex="normal"/>
    </style:style>
    <style:style style:name="T33" style:family="text">
      <style:text-properties fo:font-size="14pt" fo:language="en" fo:country="US" fo:font-weight="normal" officeooo:rsid="00119c4a" style:font-size-asian="12.25pt" style:font-weight-asian="normal" style:font-size-complex="14pt" style:font-weight-complex="normal"/>
    </style:style>
    <style:style style:name="T34" style:family="text">
      <style:text-properties fo:font-size="14pt" fo:language="en" fo:country="US" fo:font-weight="normal" officeooo:rsid="003b4070" style:font-size-asian="12.25pt" style:font-weight-asian="normal" style:font-size-complex="14pt" style:font-weight-complex="normal"/>
    </style:style>
    <style:style style:name="T35" style:family="text">
      <style:text-properties fo:font-size="14pt" fo:language="en" fo:country="US" fo:font-weight="normal" officeooo:rsid="003cf81a" style:font-size-asian="12.25pt" style:font-weight-asian="normal" style:font-size-complex="14pt" style:font-weight-complex="normal"/>
    </style:style>
    <style:style style:name="T36" style:family="text">
      <style:text-properties fo:font-size="14pt" fo:language="en" fo:country="US" fo:font-weight="normal" officeooo:rsid="003ef3a1" style:font-size-asian="12.25pt" style:font-weight-asian="normal" style:font-size-complex="14pt" style:font-weight-complex="normal"/>
    </style:style>
    <style:style style:name="T37" style:family="text">
      <style:text-properties fo:font-size="14pt" fo:font-style="italic" fo:font-weight="normal" officeooo:rsid="0017c1df" style:font-size-asian="12.25pt" style:font-style-asian="italic" style:font-weight-asian="normal" style:font-size-complex="14pt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em Álgebra Relacional</text:p>
      <text:p text:style-name="P1"/>
      <text:p text:style-name="P2">*Fazer uma join e um produto cartesiano</text:p>
      <text:p text:style-name="P3"/>
      <text:p text:style-name="P4">1º Comando:</text:p>
      <text:p text:style-name="P4"/>
      <text:p text:style-name="P3">SELECT</text:p>
      <text:p text:style-name="P3">id,</text:p>
      <text:p text:style-name="P3">EXTRACT(YEAR FROM data_hora) AS ano,</text:p>
      <text:p text:style-name="P3">EXTRACT(MONTH FROM data_hora) AS mes,</text:p>
      <text:p text:style-name="P3">EXTRACT(DAY FROM data_hora) AS dia</text:p>
      <text:p text:style-name="P3">FROM queimadas_app_focoqueimada</text:p>
      <text:p text:style-name="P3">WHERE EXTRACT(YEAR FROM data_hora) = 2025;</text:p>
      <text:p text:style-name="P3"/>
      <text:p text:style-name="P3"/>
      <text:p text:style-name="P5"><text:span text:style-name="T11">ano </text:span><text:span text:style-name="T12">← </text:span>σ<text:span text:style-name="T1"> <text:s/>condition <text:s text:c="2"/></text:span>(data-hota)</text:p>
      <text:p text:style-name="P5"/>
      <text:p text:style-name="P7">2º Comando:</text:p>
      <text:p text:style-name="P7"/>
      <text:p text:style-name="P7">SELEC id, latitude, longitude, potencia_rad</text:p>
      <text:p text:style-name="P7">FROM queimadas_app_focoqueimada</text:p>
      <text:p text:style-name="P7">WHERE potencia_rad &gt; 50 AND latitude BETWEEN -10 AND 10;</text:p>
      <text:p text:style-name="P7"/>
      <text:p text:style-name="P6"><text:span text:style-name="T19"><text:tab/>filter</text:span><text:span text:style-name="T11"> </text:span><text:span text:style-name="T12">← </text:span>σ<text:span text:style-name="T1"> <text:s/></text:span><text:span text:style-name="T2">potencia_rad &gt; 50</text:span><text:span text:style-name="T13">(</text:span>σ<text:span text:style-name="T1"> <text:s/></text:span><text:span text:style-name="T2">latitude &gt; -10</text:span><text:span text:style-name="T1"> </text:span><text:span text:style-name="T19">(</text:span>σ<text:span text:style-name="T1"> <text:s/></text:span><text:span text:style-name="T2">lati</text:span><text:span text:style-name="T3">t</text:span><text:span text:style-name="T2">ude &lt; 10</text:span>(<text:span text:style-name="T19">focos_de_queimada</text:span>)<text:span text:style-name="T19">))</text:span></text:p>
      <text:p text:style-name="P9"><text:span text:style-name="T24"><text:tab/>result</text:span><text:span text:style-name="T17">← </text:span><text:span text:style-name="T14">π</text:span><text:span text:style-name="T15"> </text:span><text:span text:style-name="T4">id, latitude, longitude, potencia_rad</text:span><text:span text:style-name="T33">(filter)</text:span></text:p>
      <text:p text:style-name="P9"><text:span text:style-name="T33"/></text:p>
      <text:p text:style-name="P10"><text:span text:style-name="T33">3</text:span><text:span text:style-name="T32">º Comando:</text:span></text:p>
      <text:p text:style-name="P10"><text:span text:style-name="T32"/></text:p>
      <text:p text:style-name="P19">SELECT nome_municipio, area_km2</text:p>
      <text:p text:style-name="P19">FROM queimadas_app_municipio</text:p>
      <text:p text:style-name="P19">WHERE area_km2 BETWEEN 100 AND 500 AND nome_municipio LIKE 'S%';</text:p>
      <text:p text:style-name="P10"><text:span text:style-name="T32"/></text:p>
      <text:p text:style-name="P12"><text:span text:style-name="T32"><text:tab/></text:span><text:span text:style-name="T22">filter</text:span><text:span text:style-name="T23"> </text:span><text:span text:style-name="T17">← </text:span><text:span text:style-name="T21">σ</text:span><text:span text:style-name="T7"> <text:s/></text:span><text:span text:style-name="T9">area_km2</text:span><text:span text:style-name="T8"> &gt; </text:span><text:span text:style-name="T9">50</text:span><text:span text:style-name="T18">(</text:span><text:span text:style-name="T21">σ</text:span><text:span text:style-name="T7"> <text:s/></text:span><text:span text:style-name="T9">area_km2 &lt;</text:span><text:span text:style-name="T8"> </text:span><text:span text:style-name="T9">100</text:span><text:span text:style-name="T7"> </text:span></text:p>
      <text:p text:style-name="P12"><text:span text:style-name="T7"><text:tab/></text:span><text:span text:style-name="T22">(</text:span><text:span text:style-name="T21">σ</text:span><text:span text:style-name="T7"> </text:span><text:span text:style-name="T22"><text:s/></text:span><text:span text:style-name="T10">nome_municipio=s</text:span><text:span text:style-name="T8"> &lt; 10</text:span><text:span text:style-name="T21">(</text:span><text:span text:style-name="T28">municipios</text:span><text:span text:style-name="T21">)</text:span><text:span text:style-name="T22">)), “</text:span><text:span text:style-name="T25">Onde </text:span><text:span text:style-name="T37">s</text:span><text:span text:style-name="T22"> é </text:span><text:span text:style-name="T25">um input”</text:span></text:p>
      <text:p text:style-name="P13"><text:span text:style-name="T25"><text:tab/></text:span><text:span text:style-name="T24">result</text:span><text:span text:style-name="T17">← </text:span><text:span text:style-name="T15">π </text:span><text:span text:style-name="T5">nome_municipio</text:span><text:span text:style-name="T4">, </text:span><text:span text:style-name="T5">area_km2</text:span><text:span text:style-name="T33">(filter)</text:span></text:p>
      <text:p text:style-name="P11"><text:span text:style-name="T22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oft-page-break/><text:span text:style-name="T22">4</text:span><text:span text:style-name="T20">º Comando:</text:span></text:p>
      <text:p text:style-name="P14"><text:span text:style-name="T20"/></text:p>
      <text:p text:style-name="P22">SELECT nome_municipio FROM municipio</text:p>
      <text:p text:style-name="P22">UNION</text:p>
      <text:p text:style-name="P14"><text:span text:style-name="T20">SELECT nome_regiao FROM regi</text:span><text:span text:style-name="T26">oes_</text:span><text:span text:style-name="T20">imediata</text:span><text:span text:style-name="T27">s</text:span></text:p>
      <text:p text:style-name="P14"><text:span text:style-name="T20"/></text:p>
      <text:p text:style-name="P16"><text:span text:style-name="T24"><text:tab/>result</text:span><text:span text:style-name="T30">1</text:span><text:span text:style-name="T17">← </text:span><text:span text:style-name="T15">π </text:span><text:span text:style-name="T5">nome_municipio</text:span><text:span text:style-name="T33">(</text:span><text:span text:style-name="T21">σ</text:span><text:span text:style-name="T29">(municipios)</text:span><text:span text:style-name="T33">)</text:span></text:p>
      <text:p text:style-name="P17"><text:span text:style-name="T20"><text:tab/></text:span><text:span text:style-name="T24">result</text:span><text:span text:style-name="T30">2</text:span><text:span text:style-name="T17">← </text:span><text:span text:style-name="T15">π </text:span><text:span text:style-name="T5">nome_</text:span><text:span text:style-name="T6">regiao</text:span><text:span text:style-name="T33">(</text:span><text:span text:style-name="T21">σ</text:span><text:span text:style-name="T29">(</text:span><text:span text:style-name="T31">regioes_imediatas</text:span><text:span text:style-name="T29">)</text:span><text:span text:style-name="T33">)</text:span></text:p>
      <text:p text:style-name="P20"><text:tab/></text:p>
      <text:p text:style-name="P8"><text:span text:style-name="T33"><text:tab/></text:span><text:span text:style-name="T34">result <text:s/>← <text:s/>result1 </text:span><text:span text:style-name="T16">∪</text:span><text:span text:style-name="T34"> result2 <text:s text:c="2"/></text:span></text:p>
      <text:p text:style-name="P8"><text:span text:style-name="T34"/></text:p>
      <text:p text:style-name="P21">5º Comando:</text:p>
      <text:p text:style-name="P18"><text:span text:style-name="T32"/></text:p>
      <text:p text:style-name="P18"><text:span text:style-name="T32">SELECT foco_id AS f, m</text:span><text:span text:style-name="T35">uinicipio</text:span><text:span text:style-name="T32"> AS </text:span><text:span text:style-name="T36">m</text:span></text:p>
      <text:p text:style-name="P21">FROM queimadas_app_focoqueimada AS f</text:p>
      <text:p text:style-name="P21">JOIN queimadas_app_municipio AS m ON f.id_municipio_id = m.id;</text:p>
      <text:p text:style-name="P23"><text:tab/></text:p>
      <text:p text:style-name="P15"><text:span text:style-name="T3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6T09:35:01.550228462</meta:creation-date>
    <dc:date>2025-05-26T11:07:41.450731227</dc:date>
    <meta:editing-duration>PT1H32M25S</meta:editing-duration>
    <meta:editing-cycles>36</meta:editing-cycles>
    <meta:generator>LibreOffice/24.2.7.2$Linux_X86_64 LibreOffice_project/420$Build-2</meta:generator>
    <meta:document-statistic meta:table-count="0" meta:image-count="0" meta:object-count="0" meta:page-count="2" meta:paragraph-count="37" meta:word-count="163" meta:character-count="1226" meta:non-whitespace-character-count="1073"/>
  </office:meta>
</office:document-meta>
</file>